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1686"/>
    </style:style>
    <style:style style:name="P2" style:family="paragraph" style:parent-style-name="Text_20_body">
      <style:text-properties officeooo:rsid="000289ba" officeooo:paragraph-rsid="0007ccbf"/>
    </style:style>
    <style:style style:name="P3" style:family="paragraph" style:parent-style-name="Text_20_body">
      <style:text-properties officeooo:rsid="000289ba" officeooo:paragraph-rsid="000c0a84"/>
    </style:style>
    <style:style style:name="P4" style:family="paragraph" style:parent-style-name="Text_20_body">
      <style:text-properties officeooo:rsid="000289ba" officeooo:paragraph-rsid="000e8271"/>
    </style:style>
    <style:style style:name="P5" style:family="paragraph" style:parent-style-name="Text_20_body">
      <style:text-properties officeooo:rsid="000289ba" officeooo:paragraph-rsid="00104ddd"/>
    </style:style>
    <style:style style:name="P6" style:family="paragraph" style:parent-style-name="Text_20_body">
      <style:text-properties officeooo:rsid="000543a1" officeooo:paragraph-rsid="000543a1"/>
    </style:style>
    <style:style style:name="P7" style:family="paragraph" style:parent-style-name="Text_20_body">
      <style:text-properties officeooo:paragraph-rsid="0007ccbf"/>
    </style:style>
    <style:style style:name="P8" style:family="paragraph" style:parent-style-name="Text_20_body">
      <style:text-properties officeooo:paragraph-rsid="000c0a84"/>
    </style:style>
    <style:style style:name="P9" style:family="paragraph" style:parent-style-name="Text_20_body">
      <style:text-properties officeooo:paragraph-rsid="000e8271"/>
    </style:style>
    <style:style style:name="P10" style:family="paragraph" style:parent-style-name="Text_20_body">
      <style:text-properties officeooo:paragraph-rsid="00104beb"/>
    </style:style>
    <style:style style:name="P11" style:family="paragraph" style:parent-style-name="Text_20_body">
      <style:text-properties officeooo:paragraph-rsid="00104ddd"/>
    </style:style>
    <style:style style:name="P12" style:family="paragraph" style:parent-style-name="Text_20_body">
      <style:text-properties officeooo:rsid="00011686" officeooo:paragraph-rsid="0007ccbf"/>
    </style:style>
    <style:style style:name="P13" style:family="paragraph" style:parent-style-name="Text_20_body">
      <style:text-properties officeooo:rsid="00011686" officeooo:paragraph-rsid="0015d846"/>
    </style:style>
    <style:style style:name="P14" style:family="paragraph" style:parent-style-name="Text_20_body">
      <style:text-properties officeooo:paragraph-rsid="0015d846"/>
    </style:style>
    <style:style style:name="P15" style:family="paragraph" style:parent-style-name="Heading_20_2">
      <style:text-properties officeooo:rsid="00011686" officeooo:paragraph-rsid="00011686"/>
    </style:style>
    <style:style style:name="P16" style:family="paragraph" style:parent-style-name="Heading_20_2">
      <style:text-properties officeooo:paragraph-rsid="0007ccbf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ext_20_body">
      <style:text-properties officeooo:paragraph-rsid="00011686"/>
    </style:style>
    <style:style style:name="P19" style:family="paragraph" style:parent-style-name="Text_20_body">
      <style:text-properties officeooo:rsid="000289ba" officeooo:paragraph-rsid="001e85a4"/>
    </style:style>
    <style:style style:name="P20" style:family="paragraph" style:parent-style-name="Text_20_body">
      <style:text-properties officeooo:paragraph-rsid="001e85a4"/>
    </style:style>
    <style:style style:name="P21" style:family="paragraph" style:parent-style-name="Text_20_body">
      <style:text-properties officeooo:paragraph-rsid="000e8271"/>
    </style:style>
    <style:style style:name="P22" style:family="paragraph" style:parent-style-name="Text_20_body">
      <style:text-properties officeooo:paragraph-rsid="002b09e1"/>
    </style:style>
    <style:style style:name="T1" style:family="text">
      <style:text-properties officeooo:rsid="00011686"/>
    </style:style>
    <style:style style:name="T2" style:family="text">
      <style:text-properties officeooo:rsid="000289ba"/>
    </style:style>
    <style:style style:name="T3" style:family="text">
      <style:text-properties officeooo:rsid="00036873"/>
    </style:style>
    <style:style style:name="T4" style:family="text">
      <style:text-properties officeooo:rsid="000672a6"/>
    </style:style>
    <style:style style:name="T5" style:family="text">
      <style:text-properties officeooo:rsid="00080e47"/>
    </style:style>
    <style:style style:name="T6" style:family="text">
      <style:text-properties officeooo:rsid="000c0a84"/>
    </style:style>
    <style:style style:name="T7" style:family="text">
      <style:text-properties officeooo:rsid="000d08a6"/>
    </style:style>
    <style:style style:name="T8" style:family="text">
      <style:text-properties officeooo:rsid="000e8271"/>
    </style:style>
    <style:style style:name="T9" style:family="text">
      <style:text-properties officeooo:rsid="000fd5b0"/>
    </style:style>
    <style:style style:name="T10" style:family="text">
      <style:text-properties officeooo:rsid="00104beb"/>
    </style:style>
    <style:style style:name="T11" style:family="text">
      <style:text-properties officeooo:rsid="00104ddd"/>
    </style:style>
    <style:style style:name="T12" style:family="text">
      <style:text-properties officeooo:rsid="0010814f"/>
    </style:style>
    <style:style style:name="T13" style:family="text">
      <style:text-properties officeooo:rsid="001302d2"/>
    </style:style>
    <style:style style:name="T14" style:family="text">
      <style:text-properties officeooo:rsid="001548c8"/>
    </style:style>
    <style:style style:name="T15" style:family="text">
      <style:text-properties officeooo:rsid="0015d846"/>
    </style:style>
    <style:style style:name="T16" style:family="text">
      <style:text-properties officeooo:rsid="0016bbee"/>
    </style:style>
    <style:style style:name="T17" style:family="text">
      <style:text-properties officeooo:rsid="0019b037"/>
    </style:style>
    <style:style style:name="T18" style:family="text">
      <style:text-properties officeooo:rsid="001e85a4"/>
    </style:style>
    <style:style style:name="T19" style:family="text">
      <style:text-properties officeooo:rsid="0020815d"/>
    </style:style>
    <style:style style:name="T20" style:family="text">
      <style:text-properties officeooo:rsid="0020beb6"/>
    </style:style>
    <style:style style:name="T21" style:family="text">
      <style:text-properties officeooo:rsid="00229aa0"/>
    </style:style>
    <style:style style:name="T22" style:family="text">
      <style:text-properties officeooo:rsid="0022d21f"/>
    </style:style>
    <style:style style:name="T23" style:family="text">
      <style:text-properties officeooo:rsid="0025180a"/>
    </style:style>
    <style:style style:name="T24" style:family="text">
      <style:text-properties officeooo:rsid="0026d267"/>
    </style:style>
    <style:style style:name="T25" style:family="text">
      <style:text-properties officeooo:rsid="00275a1b"/>
    </style:style>
    <style:style style:name="T26" style:family="text">
      <style:text-properties officeooo:rsid="002787ae"/>
    </style:style>
    <style:style style:name="T27" style:family="text">
      <style:text-properties officeooo:rsid="00295152"/>
    </style:style>
    <style:style style:name="T28" style:family="text">
      <style:text-properties officeooo:rsid="002cf0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Préambule :</text:h>
      <text:p text:style-name="P1"/>
      <text:p text:style-name="P6">Si jamais ce dépôt devient public ou si vous le copiez pour le rendre public, merci de supprimer ce dossier.</text:p>
      <text:h text:style-name="Heading_20_2" text:outline-level="2">1_MainWindow_NoKinect :</text:h>
      <text:p text:style-name="P1"><text:span text:style-name="T1">Cette capture correspond à l’affichage de l’application si la Kinect n’est pas </text:span><text:span text:style-name="T13">connectée/fonctionnelle</text:span><text:span text:style-name="T1">.</text:span></text:p>
      <text:p text:style-name="P19">On peut voir que :</text:p>
      <text:p text:style-name="P20"><text:span text:style-name="T2">- L</text:span><text:span text:style-name="T18">a barre de statut en haut indique que la Kinect n’est pas disponible et que l’application n’est pas entrain de diffuuser</text:span></text:p>
      <text:p text:style-name="P20">- <text:span text:style-name="T19">Le chemin du dossier dans lequel le fichier .CSV sera enregistré est indiqué en haut.</text:span></text:p>
      <text:p text:style-name="P20">- <text:span text:style-name="T18">Le rendu de la caméra et le compteur de fps ne fonctionne pas sans la Kinect</text:span></text:p>
      <text:h text:style-name="Heading_20_2" text:outline-level="2">2_MainWindow_KinectDefault :</text:h>
      <text:p text:style-name="P12">Cette capture correspond à l’affichage de l’application lorsque l’on connecte la Kinect et qu’elle reconnaît un corps.</text:p>
      <text:p text:style-name="P2">On peut voir que :</text:p>
      <text:p text:style-name="P2">- Le voyant correspondant à la kinect est passé au vert dans la barre en haut.</text:p>
      <text:p text:style-name="P7">- <text:span text:style-name="T2">L’affichage est en couleur et que la tracking visuel est activé.</text:span></text:p>
      <text:p text:style-name="P7">- <text:span text:style-name="T2">L’identifiant du squelette est affiché à coté de sa tête,</text:span></text:p>
      <text:p text:style-name="P7">- <text:span text:style-name="T2">Aucun squelette n’est sélectionné par défaut </text:span><text:span text:style-name="T20">pour l’envoie de donnée</text:span><text:span text:style-name="T2">.</text:span></text:p>
      <text:p text:style-name="P7">- <text:span text:style-name="T5">Le framerate est affiché en haut à droite de la vidéo, </text:span><text:span text:style-name="T21">ici 15 fps</text:span><text:span text:style-name="T5">.</text:span></text:p>
      <text:h text:style-name="P16" text:outline-level="2">3_MainWindow_SelectedSkeleton :</text:h>
      <text:p text:style-name="Text_20_body"><text:span text:style-name="T1">Cette capture correspond à l’affichage de l’application </text:span><text:span text:style-name="T4">une fois que l’on a s</text:span><text:span text:style-name="T17">é</text:span><text:span text:style-name="T4">lectionné un ID de squelette </text:span><text:span text:style-name="T22">à</text:span><text:span text:style-name="T4"> suivre.</text:span></text:p>
      <text:p text:style-name="P2">On peut voir que :</text:p>
      <text:p text:style-name="P7">- <text:span text:style-name="T4">J’ai s</text:span><text:span text:style-name="T16">é</text:span><text:span text:style-name="T4">lectionné l’ID </text:span><text:span text:style-name="T22">32710</text:span><text:span text:style-name="T4"> et cela me permet d’</text:span><text:span text:style-name="T23">enregistrer et de diffuser</text:span><text:span text:style-name="T4"> les données de ce squelette.</text:span></text:p>
      <text:p text:style-name="P7"/>
      <text:h text:style-name="P17" text:outline-level="2"><text:span text:style-name="T24">4</text:span>_MainWindow_Broadcasting</text:h>
      <text:p text:style-name="P10"><text:span text:style-name="T1">Cette capture correspond à l’affichage de l’application </text:span><text:span text:style-name="T8">lorsque l’on diffuse les données en LSL et que l’on enregistre aussi ces données dans le programme pour pouvoir les exporter en .CSV plus tard.</text:span></text:p>
      <text:p text:style-name="P4">On peut voir que :</text:p>
      <text:p text:style-name="P9">- <text:span text:style-name="T9">La barre de statut montre que la diffusion </text:span><text:span text:style-name="T24">est</text:span><text:span text:style-name="T9"> en cours.</text:span></text:p>
      <text:p text:style-name="P9">- <text:span text:style-name="T9">Un </text:span><text:span text:style-name="T25">texte</text:span><text:span text:style-name="T9"> montre le contenu du </text:span><text:span text:style-name="T15">dernier</text:span><text:span text:style-name="T9"> marqueur et l’heure de son envoie (heure locale de la machine). </text:span><text:span text:style-name="T26">Ici le marqueur « </text:span><text:span text:style-name="T27">S</text:span><text:span text:style-name="T26">tart broadcasting » vient d’être envoyé.</text:span></text:p>
      <text:p text:style-name="P22">- <text:span text:style-name="T4">L’avant bras droit du squelette est en jaune car la Kinect suppose la position de ces « joints », </text:span><text:span text:style-name="T28">puisqu’ils ne sont pas visibles directement par la caméra</text:span><text:span text:style-name="T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24T12:35:23.737000000</dc:date>
    <meta:editing-duration>PT45M38S</meta:editing-duration>
    <meta:editing-cycles>41</meta:editing-cycles>
    <meta:document-statistic meta:table-count="0" meta:image-count="0" meta:object-count="0" meta:page-count="2" meta:paragraph-count="26" meta:word-count="338" meta:character-count="1948" meta:non-whitespace-character-count="1636"/>
  </office:meta>
</office:document-meta>
</file>